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ADO QUEVEDO, TEODOMIRO PASCUA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19232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353153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VARADO QUEVEDO, TEODOMIRO PASCUA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1923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59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